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ages\bac1.jpeg</text:p>
          </table:table-cell>
          <table:table-cell office:value-type="string" calcext:value-type="string">
            <text:p>School Bag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BABY ACCESSORIES AT BEST 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bac2.jpeg</text:p>
          </table:table-cell>
          <table:table-cell office:value-type="string" calcext:value-type="string">
            <text:p>School Bag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BABY ACCESSORIES AT BEST 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bac3.jpeg</text:p>
          </table:table-cell>
          <table:table-cell office:value-type="string" calcext:value-type="string">
            <text:p>School Bag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BABY ACCESSORIES AT BEST 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bac4.jpeg</text:p>
          </table:table-cell>
          <table:table-cell office:value-type="string" calcext:value-type="string">
            <text:p>Lunch Box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BABY ACCESSORIES AT BEST 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bac5.jpeg</text:p>
          </table:table-cell>
          <table:table-cell office:value-type="string" calcext:value-type="string">
            <text:p>Lunch Box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BABY ACCESSORIES AT BEST 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bac6.jpeg</text:p>
          </table:table-cell>
          <table:table-cell office:value-type="string" calcext:value-type="string">
            <text:p>Lunch Box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BABY ACCESSORIES AT BEST 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bac7.jpeg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BABY ACCESSORIES AT BEST 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bac8.jpeg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BABY ACCESSORIES AT BEST 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bac9.jpeg</text:p>
          </table:table-cell>
          <table:table-cell office:value-type="string" calcext:value-type="string">
            <text:p>Smart Watch</text:p>
          </table:table-cell>
          <table:table-cell office:value-type="string" calcext:value-type="string">
            <text:p>$20</text:p>
          </table:table-cell>
          <table:table-cell table:style-name="ce1" office:value-type="string" calcext:value-type="string">
            <text:p>BEST BABY ACCESSORIES AT BEST PRI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wac1.jpeg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WOMEN ACCESSORIES AT BEST PRIC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ages\wac2.jpeg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WOMEN ACCESSORIES AT BEST PRI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wac3.jpeg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WOMEN ACCESSORIES AT BEST PRI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wac4.jpeg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WOMEN ACCESSORIES AT BEST PRI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wac5.jpeg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WOMEN ACCESSORIES AT BEST PRI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wac6.jpeg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WOMEN ACCESSORIES AT BEST PRI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wac7.jpeg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WOMEN ACCESSORIES AT BEST PRI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wac8.jpeg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WOMEN ACCESSORIES AT BEST PRI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wac9.jpeg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WOMEN ACCESSORIES AT BEST PR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mac1.jpeg</text:p>
          </table:table-cell>
          <table:table-cell office:value-type="string" calcext:value-type="string">
            <text:p>BM Mens Combo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MEN ACCESSORIES AT BEST PR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mac2.jpeg</text:p>
          </table:table-cell>
          <table:table-cell office:value-type="string" calcext:value-type="string">
            <text:p>BM Mens Combo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MEN ACCESSORIES AT BEST PRIC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mages\mac3.jpeg</text:p>
          </table:table-cell>
          <table:table-cell office:value-type="string" calcext:value-type="string">
            <text:p>BM Mens Combo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MEN ACCESSORIES AT BEST PR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mac4.jpeg</text:p>
          </table:table-cell>
          <table:table-cell office:value-type="string" calcext:value-type="string">
            <text:p>BM Mens Combo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MEN ACCESSORIES AT BEST PR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mac5.jpeg</text:p>
          </table:table-cell>
          <table:table-cell office:value-type="string" calcext:value-type="string">
            <text:p>BM Mens Combo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MEN ACCESSORIES AT BEST PR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mac6.jpeg</text:p>
          </table:table-cell>
          <table:table-cell office:value-type="string" calcext:value-type="string">
            <text:p>BM Mens Combo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MEN ACCESSORIES AT BEST PR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mac7.jpeg</text:p>
          </table:table-cell>
          <table:table-cell office:value-type="string" calcext:value-type="string">
            <text:p>BM Mens Combo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MEN ACCESSORIES AT BEST PR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mac8.jpeg</text:p>
          </table:table-cell>
          <table:table-cell office:value-type="string" calcext:value-type="string">
            <text:p>BM Mens Combo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MEN ACCESSORIES AT BEST PR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mac9.jpeg</text:p>
          </table:table-cell>
          <table:table-cell office:value-type="string" calcext:value-type="string">
            <text:p>BM Mens Combo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MEN ACCESSORIES AT BEST PR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c1.jpeg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<text:s/>BEST ACADEMICS BOOKS AT BEST PR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c2.jpeg</text:p>
          </table:table-cell>
          <table:table-cell office:value-type="string" calcext:value-type="string">
            <text:p>Bank Po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<text:s/>BEST ACADEMICS BOOKS AT BEST PR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c3.jpeg</text:p>
          </table:table-cell>
          <table:table-cell office:value-type="string" calcext:value-type="string">
            <text:p>Mechanical Engineering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<text:s/>BEST ACADEMICS BOOKS AT BEST PRICE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mages\c4.jpeg</text:p>
          </table:table-cell>
          <table:table-cell office:value-type="string" calcext:value-type="string">
            <text:p>Bank Po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<text:s/>BEST ACADEMICS BOOKS AT BEST PR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c5.jpeg</text:p>
          </table:table-cell>
          <table:table-cell office:value-type="string" calcext:value-type="string">
            <text:p>Oxford Atla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<text:s/>BEST ACADEMICS BOOKS AT BEST PR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c6.jpeg</text:p>
          </table:table-cell>
          <table:table-cell office:value-type="string" calcext:value-type="string">
            <text:p>IIT JEE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<text:s/>BEST ACADEMICS BOOKS AT BEST PR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c7.jpeg</text:p>
          </table:table-cell>
          <table:table-cell office:value-type="string" calcext:value-type="string">
            <text:p>MAT Lab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<text:s/>BEST ACADEMICS BOOKS AT BEST PR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c8.jpeg</text:p>
          </table:table-cell>
          <table:table-cell office:value-type="string" calcext:value-type="string">
            <text:p>Oxford ALD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<text:s/>BEST ACADEMICS BOOKS AT BEST PR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c9.jpeg</text:p>
          </table:table-cell>
          <table:table-cell office:value-type="string" calcext:value-type="string">
            <text:p>Oxford ALD&lt;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<text:s/>BEST ACADEMICS BOOKS AT BEST PRI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l1.jpe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LAPTOP AT BEST PRI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l2.jpe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LAPTOP AT BEST PRI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l3.jpeg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LAPTOP AT BEST PRI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l4.jpeg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LAPTOP AT BEST PRICE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mages\l5.jpeg</text:p>
          </table:table-cell>
          <table:table-cell office:value-type="string" calcext:value-type="string">
            <text:p>MICROMAX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LAPTOP AT BEST PRI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l6.jpeg</text:p>
          </table:table-cell>
          <table:table-cell office:value-type="string" calcext:value-type="string">
            <text:p>ACCER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LAPTOP AT BEST PRI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l7.jpeg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LAPTOP AT BEST PRI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l8.jpeg</text:p>
          </table:table-cell>
          <table:table-cell table:style-name="ce1" office:value-type="string" calcext:value-type="string">
            <text:p>ACCER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LAPTOP AT BEST PRI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l9.jpeg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LAPTOP AT BEST PRI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wa1.jpeg</text:p>
          </table:table-cell>
          <table:table-cell office:value-type="string" calcext:value-type="string">
            <text:p>IFB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WASHING MACHINES AT BEST PRI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wa2.jpeg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WASHING MACHINES AT BEST PRI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wa3.jpeg</text:p>
          </table:table-cell>
          <table:table-cell office:value-type="string" calcext:value-type="string">
            <text:p>Micromax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WASHING MACHINES AT BEST PRI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wa4.jpe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WASHING MACHINES AT BEST PRI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wa5.jpeg</text:p>
          </table:table-cell>
          <table:table-cell office:value-type="string" calcext:value-type="string">
            <text:p>Intex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WASHING MACHINES AT BEST PRICE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mages\wa6.jpeg</text:p>
          </table:table-cell>
          <table:table-cell office:value-type="string" calcext:value-type="string">
            <text:p>Intex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WASHING MACHINES AT BEST PRI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wa7.jpeg</text:p>
          </table:table-cell>
          <table:table-cell office:value-type="string" calcext:value-type="string">
            <text:p>IFB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WASHING MACHINES AT BEST PRI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wa8.jpeg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WASHING MACHINES AT BEST PRI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wa9.jpeg</text:p>
          </table:table-cell>
          <table:table-cell office:value-type="string" calcext:value-type="string">
            <text:p>Intex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WASHING MACHINES AT BEST PRI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ma1.jpeg</text:p>
          </table:table-cell>
          <table:table-cell office:value-type="string" calcext:value-type="string">
            <text:p>Lenovo Power Bank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MOBILE ACCESSORIES AT BEST PRI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ma2.jpeg</text:p>
          </table:table-cell>
          <table:table-cell office:value-type="string" calcext:value-type="string">
            <text:p>Mobile Stand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MOBILE ACCESSORIES AT BEST PRI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ma3.jpeg</text:p>
          </table:table-cell>
          <table:table-cell office:value-type="string" calcext:value-type="string">
            <text:p>Turbo Charger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MOBILE ACCESSORIES AT BEST PRI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ma4.jpeg</text:p>
          </table:table-cell>
          <table:table-cell office:value-type="string" calcext:value-type="string">
            <text:p>Samsung Mobile <text:s/>Grip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MOBILE ACCESSORIES AT BEST PRI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ma5.jpeg</text:p>
          </table:table-cell>
          <table:table-cell office:value-type="string" calcext:value-type="string">
            <text:p>Mobile Stand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MOBILE ACCESSORIES AT BEST PRI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ma6.jpeg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MOBILE ACCESSORIES AT BEST PRICE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images\ma7.jpeg</text:p>
          </table:table-cell>
          <table:table-cell office:value-type="string" calcext:value-type="string">
            <text:p>Mobile Stand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MOBILE ACCESSORIES AT BEST PRI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ma8.jpeg</text:p>
          </table:table-cell>
          <table:table-cell office:value-type="string" calcext:value-type="string">
            <text:p>Intex Power Bank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MOBILE ACCESSORIES AT BEST PRI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ma9.jpeg</text:p>
          </table:table-cell>
          <table:table-cell office:value-type="string" calcext:value-type="string">
            <text:p>Samsung Mobile Stand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MOBILE ACCESSORIES AT BEST PR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bb1.jpeg</text:p>
          </table:table-cell>
          <table:table-cell office:value-type="string" calcext:value-type="string">
            <text:p>Kurta And Pyjama Set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BABY BOTTOMWEAR AT BEST PR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bb2.jpeg</text:p>
          </table:table-cell>
          <table:table-cell office:value-type="string" calcext:value-type="string">
            <text:p>Kurta And Pyjama Set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BABY BOTTOMWEAR AT BEST PR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bb3.jpeg</text:p>
          </table:table-cell>
          <table:table-cell office:value-type="string" calcext:value-type="string">
            <text:p>Kurta And Pyjama Set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BABY BOTTOMWEAR AT BEST PR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bb4.jpeg</text:p>
          </table:table-cell>
          <table:table-cell office:value-type="string" calcext:value-type="string">
            <text:p>Kurta And Pyjama Set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BABY BOTTOMWEAR AT BEST PR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bb5.jpeg</text:p>
          </table:table-cell>
          <table:table-cell office:value-type="string" calcext:value-type="string">
            <text:p>Kurta And Pyjama Set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BABY BOTTOMWEAR AT BEST PR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bb6.jpeg</text:p>
          </table:table-cell>
          <table:table-cell office:value-type="string" calcext:value-type="string">
            <text:p>Kurta And Pyjama Set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BABY BOTTOMWEAR AT BEST PR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bb7.jpeg</text:p>
          </table:table-cell>
          <table:table-cell office:value-type="string" calcext:value-type="string">
            <text:p>Kurta And Pyjama Set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BABY BOTTOMWEAR AT BEST PRICE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images\bb8.jpeg</text:p>
          </table:table-cell>
          <table:table-cell office:value-type="string" calcext:value-type="string">
            <text:p>Kurta And Pyjama Set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BABY BOTTOMWEAR AT BEST PR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bb9.jpeg</text:p>
          </table:table-cell>
          <table:table-cell office:value-type="string" calcext:value-type="string">
            <text:p>Kurta And Pyjama Set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BABY BOTTOMWEAR AT BEST PRI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wb1.jpeg</text:p>
          </table:table-cell>
          <table:table-cell office:value-type="string" calcext:value-type="string">
            <text:p>Legin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<text:s/>BEST WOMEN BOTTOM AT BEST PRI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wb2.jpeg</text:p>
          </table:table-cell>
          <table:table-cell office:value-type="string" calcext:value-type="string">
            <text:p>Legin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<text:s/>BEST WOMEN BOTTOM AT BEST PRI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wb3.jpeg</text:p>
          </table:table-cell>
          <table:table-cell office:value-type="string" calcext:value-type="string">
            <text:p>Legin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<text:s/>BEST WOMEN BOTTOM AT BEST PRI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wb4.jpeg</text:p>
          </table:table-cell>
          <table:table-cell office:value-type="string" calcext:value-type="string">
            <text:p>Legin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<text:s/>BEST WOMEN BOTTOM AT BEST PRI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wb5.jpeg</text:p>
          </table:table-cell>
          <table:table-cell office:value-type="string" calcext:value-type="string">
            <text:p>Legin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<text:s/>BEST WOMEN BOTTOM AT BEST PRI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wb6.jpeg</text:p>
          </table:table-cell>
          <table:table-cell office:value-type="string" calcext:value-type="string">
            <text:p>Legin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<text:s/>BEST WOMEN BOTTOM AT BEST PRI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wb7.jpeg</text:p>
          </table:table-cell>
          <table:table-cell office:value-type="string" calcext:value-type="string">
            <text:p>Legin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<text:s/>BEST WOMEN BOTTOM AT BEST PRI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wb8.jpeg</text:p>
          </table:table-cell>
          <table:table-cell office:value-type="string" calcext:value-type="string">
            <text:p>Legin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<text:s/>BEST WOMEN BOTTOM AT BEST PRICE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images\wb9.jpeg</text:p>
          </table:table-cell>
          <table:table-cell office:value-type="string" calcext:value-type="string">
            <text:p>Legin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<text:s/>BEST WOMEN BOTTOM AT BEST PRI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mb1.jpeg</text:p>
          </table:table-cell>
          <table:table-cell office:value-type="string" calcext:value-type="string">
            <text:p>Track Pant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MEN Bottom WEARS AT BEST PRI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mb2.jpeg</text:p>
          </table:table-cell>
          <table:table-cell office:value-type="string" calcext:value-type="string">
            <text:p>Track Pant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MEN Bottom WEARS AT BEST PRI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mb3.jpeg</text:p>
          </table:table-cell>
          <table:table-cell office:value-type="string" calcext:value-type="string">
            <text:p>Track Pant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MEN Bottom WEARS AT BEST PRI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mb4.jpeg</text:p>
          </table:table-cell>
          <table:table-cell office:value-type="string" calcext:value-type="string">
            <text:p>shaun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MEN Bottom WEARS AT BEST PRI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mb5.jpeg</text:p>
          </table:table-cell>
          <table:table-cell office:value-type="string" calcext:value-type="string">
            <text:p>shaun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MEN Bottom WEARS AT BEST PRI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mb6.jpeg</text:p>
          </table:table-cell>
          <table:table-cell office:value-type="string" calcext:value-type="string">
            <text:p>shaun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MEN Bottom WEARS AT BEST PRI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mb7.jpeg</text:p>
          </table:table-cell>
          <table:table-cell office:value-type="string" calcext:value-type="string">
            <text:p>Gean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MEN Bottom WEARS AT BEST PRI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mb8.jpeg</text:p>
          </table:table-cell>
          <table:table-cell office:value-type="string" calcext:value-type="string">
            <text:p>Track Pant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MEN Bottom WEARS AT BEST PRI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mb9.jpeg</text:p>
          </table:table-cell>
          <table:table-cell office:value-type="string" calcext:value-type="string">
            <text:p>Track Pant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MEN Bottom WEARS AT BEST PRI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ma1.jpeg</text:p>
          </table:table-cell>
          <table:table-cell office:value-type="string" calcext:value-type="string">
            <text:p>Lenovo Power Bank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MOBILE ACCESSORIES AT BEST PRI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ma2.jpeg</text:p>
          </table:table-cell>
          <table:table-cell office:value-type="string" calcext:value-type="string">
            <text:p>Mobile Stand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MOBILE ACCESSORIES AT BEST PRI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ma3.jpeg</text:p>
          </table:table-cell>
          <table:table-cell office:value-type="string" calcext:value-type="string">
            <text:p>Turbo Charger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MOBILE ACCESSORIES AT BEST PRI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ma4.jpeg</text:p>
          </table:table-cell>
          <table:table-cell office:value-type="string" calcext:value-type="string">
            <text:p>Samsung Mobile <text:s/>Grip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MOBILE ACCESSORIES AT BEST PRI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ma5.jpeg</text:p>
          </table:table-cell>
          <table:table-cell office:value-type="string" calcext:value-type="string">
            <text:p>Mobile Stand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MOBILE ACCESSORIES AT BEST PRI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ma6.jpeg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MOBILE ACCESSORIES AT BEST PRI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ma7.jpeg</text:p>
          </table:table-cell>
          <table:table-cell office:value-type="string" calcext:value-type="string">
            <text:p>Mobile Stand</text:p>
          </table:table-cell>
          <table:table-cell table:style-name="ce1" office:value-type="string" calcext:value-type="string">
            <text:p>$21</text:p>
          </table:table-cell>
          <table:table-cell office:value-type="string" calcext:value-type="string">
            <text:p>BEST MOBILE ACCESSORIES AT BEST PRI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ma8.jpeg</text:p>
          </table:table-cell>
          <table:table-cell office:value-type="string" calcext:value-type="string">
            <text:p>Intex Power Bank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MOBILE ACCESSORIES AT BEST PRI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ma9.jpeg</text:p>
          </table:table-cell>
          <table:table-cell office:value-type="string" calcext:value-type="string">
            <text:p>Samsung Mobile Stand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MOBILE ACCESSORIES AT BEST PRI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co1.jpeg</text:p>
          </table:table-cell>
          <table:table-cell office:value-type="string" calcext:value-type="string">
            <text:p>MakeUp Combo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COSMETICS AT BEST PRI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co2.jpeg</text:p>
          </table:table-cell>
          <table:table-cell office:value-type="string" calcext:value-type="string">
            <text:p>MakeUp Combo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COSMETICS AT BEST PRI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co3.jpeg</text:p>
          </table:table-cell>
          <table:table-cell office:value-type="string" calcext:value-type="string">
            <text:p>MakeUp Combo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COSMETICS AT BEST PRI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co4.jpeg</text:p>
          </table:table-cell>
          <table:table-cell office:value-type="string" calcext:value-type="string">
            <text:p>MakeUp Combo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COSMETICS AT BEST PRI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co5.jpeg</text:p>
          </table:table-cell>
          <table:table-cell office:value-type="string" calcext:value-type="string">
            <text:p>MakeUp Combo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COSMETICS AT BEST PRI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co6.jpeg</text:p>
          </table:table-cell>
          <table:table-cell office:value-type="string" calcext:value-type="string">
            <text:p>MakeUp Combo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COSMETICS AT BEST PRI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co7.jpeg</text:p>
          </table:table-cell>
          <table:table-cell office:value-type="string" calcext:value-type="string">
            <text:p>MakeUp Combo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COSMETICS AT BEST PRI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co8.jpeg</text:p>
          </table:table-cell>
          <table:table-cell office:value-type="string" calcext:value-type="string">
            <text:p>MakeUp Combo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COSMETICS AT BEST PRI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co9.jpeg</text:p>
          </table:table-cell>
          <table:table-cell office:value-type="string" calcext:value-type="string">
            <text:p>MakeUp Combo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COSMETICS AT BEST PRI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hd1.jpeg</text:p>
          </table:table-cell>
          <table:table-cell office:value-type="string" calcext:value-type="string">
            <text:p>Wall Photo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DECORATION ITEMS AT BEST PRI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hd2.jpeg</text:p>
          </table:table-cell>
          <table:table-cell office:value-type="string" calcext:value-type="string">
            <text:p>Wall Photo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DECORATION ITEMS AT BEST PRI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hd3.jpeg</text:p>
          </table:table-cell>
          <table:table-cell office:value-type="string" calcext:value-type="string">
            <text:p>Wall Photo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DECORATION ITEMS AT BEST PRI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hd4.jpeg</text:p>
          </table:table-cell>
          <table:table-cell office:value-type="string" calcext:value-type="string">
            <text:p>Wall Photo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DECORATION ITEMS AT BEST PRI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hd5.jpeg</text:p>
          </table:table-cell>
          <table:table-cell office:value-type="string" calcext:value-type="string">
            <text:p>ShowPiece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DECORATION ITEMS AT BEST PRI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hd6.jpeg</text:p>
          </table:table-cell>
          <table:table-cell office:value-type="string" calcext:value-type="string">
            <text:p>ShowPiece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DECORATION ITEMS AT BEST PRI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hd7.jpeg</text:p>
          </table:table-cell>
          <table:table-cell office:value-type="string" calcext:value-type="string">
            <text:p>Coloured Budha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DECORATION ITEMS AT BEST PRI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hd8.jpeg</text:p>
          </table:table-cell>
          <table:table-cell office:value-type="string" calcext:value-type="string">
            <text:p>ShowPiece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DECORATION ITEMS AT BEST PRI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hd9.jpeg</text:p>
          </table:table-cell>
          <table:table-cell office:value-type="string" calcext:value-type="string">
            <text:p>WallClock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DECORATION ITEMS AT BEST PRIC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m1.jpeg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RANDED MOBILES AT BEST PRIC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m2.jpeg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RANDED MOBILES AT BEST PRIC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m3.jpeg</text:p>
          </table:table-cell>
          <table:table-cell office:value-type="string" calcext:value-type="string">
            <text:p>Moto-G5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RANDED MOBILES AT BEST PRIC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m4.jpeg</text:p>
          </table:table-cell>
          <table:table-cell office:value-type="string" calcext:value-type="string">
            <text:p>Moto-E3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RANDED MOBILES AT BEST PRIC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m5.jpeg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RANDED MOBILES AT BEST PRIC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m6.jpeg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RANDED MOBILES AT BEST PRIC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m7.jpeg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RANDED MOBILES AT BEST PRIC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m8.jpeg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RANDED MOBILES AT BEST PRIC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m9.jpeg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RANDED MOBILES AT BEST PRIC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e1.jpe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ENTRANCE EXAM BOOKS AT BEST PRIC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e2.jpe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ENTRANCE EXAM BOOKS AT BEST PRIC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e3.jpeg</text:p>
          </table:table-cell>
          <table:table-cell office:value-type="string" calcext:value-type="string">
            <text:p>Reasoning</text:p>
          </table:table-cell>
          <table:table-cell table:style-name="ce1" office:value-type="string" calcext:value-type="string">
            <text:p>$21</text:p>
          </table:table-cell>
          <table:table-cell office:value-type="string" calcext:value-type="string">
            <text:p>BEST ENTRANCE EXAM BOOKS AT BEST PRIC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e4.jpe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ENTRANCE EXAM BOOKS AT BEST PRIC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e5.jpeg</text:p>
          </table:table-cell>
          <table:table-cell office:value-type="string" calcext:value-type="string">
            <text:p>MAT 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ENTRANCE EXAM BOOKS AT BEST PRIC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e6.jpeg</text:p>
          </table:table-cell>
          <table:table-cell office:value-type="string" calcext:value-type="string">
            <text:p>MAT 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ENTRANCE EXAM BOOKS AT BEST PRIC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e7.jpeg</text:p>
          </table:table-cell>
          <table:table-cell office:value-type="string" calcext:value-type="string">
            <text:p>MH-CET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ENTRANCE EXAM BOOKS AT BEST PRIC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e8.jpeg</text:p>
          </table:table-cell>
          <table:table-cell office:value-type="string" calcext:value-type="string">
            <text:p>MAT 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ENTRANCE EXAM BOOKS AT BEST PRIC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e9.jpeg</text:p>
          </table:table-cell>
          <table:table-cell office:value-type="string" calcext:value-type="string">
            <text:p>Reasoning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ENTRANCE EXAM BOOKS AT BEST PRIC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bf1.jpeg</text:p>
          </table:table-cell>
          <table:table-cell office:value-type="string" calcext:value-type="string">
            <text:p>Puma Boy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BABY FOOTWEAR AT BEST PRIC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bf2.jpeg</text:p>
          </table:table-cell>
          <table:table-cell office:value-type="string" calcext:value-type="string">
            <text:p>Puma Boy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BABY FOOTWEAR AT BEST PRIC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bf3.jpeg</text:p>
          </table:table-cell>
          <table:table-cell office:value-type="string" calcext:value-type="string">
            <text:p>Puma Boy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BABY FOOTWEAR AT BEST PRIC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bf4.jpeg</text:p>
          </table:table-cell>
          <table:table-cell office:value-type="string" calcext:value-type="string">
            <text:p>Puma Boy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BABY FOOTWEAR AT BEST PRIC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bf5.jpeg</text:p>
          </table:table-cell>
          <table:table-cell office:value-type="string" calcext:value-type="string">
            <text:p>Puma Boy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BABY FOOTWEAR AT BEST PRIC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bf6.jpeg</text:p>
          </table:table-cell>
          <table:table-cell office:value-type="string" calcext:value-type="string">
            <text:p>Puma Boy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BABY FOOTWEAR AT BEST PRIC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bf7.jpeg</text:p>
          </table:table-cell>
          <table:table-cell office:value-type="string" calcext:value-type="string">
            <text:p>Puma Boy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BABY FOOTWEAR AT BEST PRIC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bf8.jpeg</text:p>
          </table:table-cell>
          <table:table-cell office:value-type="string" calcext:value-type="string">
            <text:p>Puma Boy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BABY FOOTWEAR AT BEST PRIC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bf9.jpeg</text:p>
          </table:table-cell>
          <table:table-cell office:value-type="string" calcext:value-type="string">
            <text:p>Puma Boy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BABY FOOTWEAR AT BEST PRIC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wf1.jpeg</text:p>
          </table:table-cell>
          <table:table-cell office:value-type="string" calcext:value-type="string">
            <text:p>Black Flat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WOMEN FOOTWEARS AT BEST PRIC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wf2.jpeg</text:p>
          </table:table-cell>
          <table:table-cell office:value-type="string" calcext:value-type="string">
            <text:p>Black Flat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WOMEN FOOTWEARS AT BEST PRIC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wf3.jpeg</text:p>
          </table:table-cell>
          <table:table-cell office:value-type="string" calcext:value-type="string">
            <text:p>Black Flat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WOMEN FOOTWEARS AT BEST PRIC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wf4.jpeg</text:p>
          </table:table-cell>
          <table:table-cell office:value-type="string" calcext:value-type="string">
            <text:p>Black Flat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WOMEN FOOTWEARS AT BEST PRIC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wf5.jpeg</text:p>
          </table:table-cell>
          <table:table-cell office:value-type="string" calcext:value-type="string">
            <text:p>Black Flats</text:p>
          </table:table-cell>
          <table:table-cell table:style-name="ce2" office:value-type="string" calcext:value-type="string">
            <text:p>$21</text:p>
          </table:table-cell>
          <table:table-cell office:value-type="string" calcext:value-type="string">
            <text:p>BEST WOMEN FOOTWEARS AT BEST PRIC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wf6.jpeg</text:p>
          </table:table-cell>
          <table:table-cell office:value-type="string" calcext:value-type="string">
            <text:p>Black Flat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WOMEN FOOTWEARS AT BEST PRIC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wf7.jpeg</text:p>
          </table:table-cell>
          <table:table-cell office:value-type="string" calcext:value-type="string">
            <text:p>Black Flat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WOMEN FOOTWEARS AT BEST PRIC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wf8.jpeg</text:p>
          </table:table-cell>
          <table:table-cell office:value-type="string" calcext:value-type="string">
            <text:p>Black Flat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WOMEN FOOTWEARS AT BEST PRIC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wf9.jpeg</text:p>
          </table:table-cell>
          <table:table-cell office:value-type="string" calcext:value-type="string">
            <text:p>Black Flat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WOMEN FOOTWEARS AT BEST PRI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mf1.jpeg</text:p>
          </table:table-cell>
          <table:table-cell office:value-type="string" calcext:value-type="string">
            <text:p>Sports Sandal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<text:s/>BEST MEN Foot WEARS AT BEST PRI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mf2.jpeg</text:p>
          </table:table-cell>
          <table:table-cell office:value-type="string" calcext:value-type="string">
            <text:p>Sports Sandal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<text:s/>BEST MEN Foot WEARS AT BEST PRI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mf3.jpeg</text:p>
          </table:table-cell>
          <table:table-cell office:value-type="string" calcext:value-type="string">
            <text:p>Sports Sandal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<text:s/>BEST MEN Foot WEARS AT BEST PRI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mf4.jpeg</text:p>
          </table:table-cell>
          <table:table-cell office:value-type="string" calcext:value-type="string">
            <text:p>Sports Sandal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<text:s/>BEST MEN Foot WEARS AT BEST PRI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mf5.jpeg</text:p>
          </table:table-cell>
          <table:table-cell office:value-type="string" calcext:value-type="string">
            <text:p>Sports Sandal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<text:s/>BEST MEN Foot WEARS AT BEST PRI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mf6.jpeg</text:p>
          </table:table-cell>
          <table:table-cell office:value-type="string" calcext:value-type="string">
            <text:p>Sports Sandal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<text:s/>BEST MEN Foot WEARS AT BEST PRI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mf7.jpeg</text:p>
          </table:table-cell>
          <table:table-cell office:value-type="string" calcext:value-type="string">
            <text:p>Sports Sandal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<text:s/>BEST MEN Foot WEARS AT BEST PRI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mf8.jpeg</text:p>
          </table:table-cell>
          <table:table-cell office:value-type="string" calcext:value-type="string">
            <text:p>Sports Sandal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<text:s/>BEST MEN Foot WEARS AT BEST PRI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mf9.jpeg</text:p>
          </table:table-cell>
          <table:table-cell office:value-type="string" calcext:value-type="string">
            <text:p>Sports Sandal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<text:s/>BEST MEN Foot WEARS AT BEST PRIC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hf1.jpeg</text:p>
          </table:table-cell>
          <table:table-cell office:value-type="string" calcext:value-type="string">
            <text:p>BeedSheet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FURNISHING AT BEST PRIC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hf2.jpeg</text:p>
          </table:table-cell>
          <table:table-cell office:value-type="string" calcext:value-type="string">
            <text:p>BeedSheet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FURNISHING AT BEST PRIC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hf3.jpeg</text:p>
          </table:table-cell>
          <table:table-cell office:value-type="string" calcext:value-type="string">
            <text:p>BeedSheet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FURNISHING AT BEST PRIC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hf4.jpeg</text:p>
          </table:table-cell>
          <table:table-cell office:value-type="string" calcext:value-type="string">
            <text:p>BeedSheet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FURNISHING AT BEST PRIC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hf5.jpeg</text:p>
          </table:table-cell>
          <table:table-cell office:value-type="string" calcext:value-type="string">
            <text:p>BeedSheet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FURNISHING AT BEST PRIC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hf6.jpeg</text:p>
          </table:table-cell>
          <table:table-cell office:value-type="string" calcext:value-type="string">
            <text:p>BeedSheet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FURNISHING AT BEST PRIC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hf7.jpeg</text:p>
          </table:table-cell>
          <table:table-cell office:value-type="string" calcext:value-type="string">
            <text:p>BeedSheet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FURNISHING AT BEST PRIC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hf8.jpeg</text:p>
          </table:table-cell>
          <table:table-cell office:value-type="string" calcext:value-type="string">
            <text:p>BeedSheet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FURNISHING AT BEST PRIC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hf9.jpeg</text:p>
          </table:table-cell>
          <table:table-cell office:value-type="string" calcext:value-type="string">
            <text:p>BeedSheet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FURNISHING AT BEST PRI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hfr1.jpeg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FURNITURE AT BEST PRI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hfr2.jpeg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FURNITURE AT BEST PRI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hfr3.jpeg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FURNITURE AT BEST PRI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hfr4.jpeg</text:p>
          </table:table-cell>
          <table:table-cell office:value-type="string" calcext:value-type="string">
            <text:p>Dining Table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FURNITURE AT BEST PRI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hfr5.jpeg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FURNITURE AT BEST PRI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hfr6.jpeg</text:p>
          </table:table-cell>
          <table:table-cell office:value-type="string" calcext:value-type="string">
            <text:p>Dining Table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FURNITURE AT BEST PRI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hfr7.jpeg</text:p>
          </table:table-cell>
          <table:table-cell office:value-type="string" calcext:value-type="string">
            <text:p>Dining Table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FURNITURE AT BEST PRI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hfr8.jpeg</text:p>
          </table:table-cell>
          <table:table-cell office:value-type="string" calcext:value-type="string">
            <text:p>Tv Cabinet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FURNITURE AT BEST PRI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hfr9.jpeg</text:p>
          </table:table-cell>
          <table:table-cell office:value-type="string" calcext:value-type="string">
            <text:p>Tv Cabinet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FURNITURE AT BEST PRIC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hk1.jpeg</text:p>
          </table:table-cell>
          <table:table-cell office:value-type="string" calcext:value-type="string">
            <text:p>Pigeon Chopper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KITCHEN TOOLS AT BEST PRIC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hk2.jpeg</text:p>
          </table:table-cell>
          <table:table-cell office:value-type="string" calcext:value-type="string">
            <text:p>Amiraj Chopper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KITCHEN TOOLS AT BEST PRIC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hk3.jpeg</text:p>
          </table:table-cell>
          <table:table-cell office:value-type="string" calcext:value-type="string">
            <text:p>Knife Set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KITCHEN TOOLS AT BEST PRIC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hk4.jpeg</text:p>
          </table:table-cell>
          <table:table-cell office:value-type="string" calcext:value-type="string">
            <text:p>Spoon Set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KITCHEN TOOLS AT BEST PRIC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hk5.jpeg</text:p>
          </table:table-cell>
          <table:table-cell office:value-type="string" calcext:value-type="string">
            <text:p>pigeon GasStove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KITCHEN TOOLS AT BEST PRIC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hk6.jpeg</text:p>
          </table:table-cell>
          <table:table-cell office:value-type="string" calcext:value-type="string">
            <text:p>Prestige GasStove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KITCHEN TOOLS AT BEST PRIC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hk7.jpeg</text:p>
          </table:table-cell>
          <table:table-cell office:value-type="string" calcext:value-type="string">
            <text:p>Pressure Cooker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KITCHEN TOOLS AT BEST PRIC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hk8.jpeg</text:p>
          </table:table-cell>
          <table:table-cell office:value-type="string" calcext:value-type="string">
            <text:p>K-Set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KITCHEN TOOLS AT BEST PRIC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hk9.jpeg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KITCHEN TOOLS AT BEST PRI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la1.jpeg</text:p>
          </table:table-cell>
          <table:table-cell office:value-type="string" calcext:value-type="string">
            <text:p>Laptop Cleaner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RANDED LAPTOP ACCESSORIES AT BEST PRI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la2.jpeg</text:p>
          </table:table-cell>
          <table:table-cell office:value-type="string" calcext:value-type="string">
            <text:p>Laptop Attached Bag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RANDED LAPTOP ACCESSORIES AT BEST PRI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la3.jpeg</text:p>
          </table:table-cell>
          <table:table-cell office:value-type="string" calcext:value-type="string">
            <text:p>Wired Keyboard And Mouse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RANDED LAPTOP ACCESSORIES AT BEST PRI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la4.jpeg</text:p>
          </table:table-cell>
          <table:table-cell office:value-type="string" calcext:value-type="string">
            <text:p>Laptop Skin Cover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RANDED LAPTOP ACCESSORIES AT BEST PRI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la5.jpeg</text:p>
          </table:table-cell>
          <table:table-cell office:value-type="string" calcext:value-type="string">
            <text:p>Laptop Skin Cover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RANDED LAPTOP ACCESSORIES AT BEST PRI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la6.jpeg</text:p>
          </table:table-cell>
          <table:table-cell office:value-type="string" calcext:value-type="string">
            <text:p>Laptop Skin Cover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RANDED LAPTOP ACCESSORIES AT BEST PRI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la7.jpeg</text:p>
          </table:table-cell>
          <table:table-cell office:value-type="string" calcext:value-type="string">
            <text:p>Laptop Skin Cover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RANDED LAPTOP ACCESSORIES AT BEST PRI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la8.jpeg</text:p>
          </table:table-cell>
          <table:table-cell office:value-type="string" calcext:value-type="string">
            <text:p>Laptop Skin Cover&amp;Bag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RANDED LAPTOP ACCESSORIES AT BEST PRI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la9.jpeg</text:p>
          </table:table-cell>
          <table:table-cell office:value-type="string" calcext:value-type="string">
            <text:p>Silicon Keyboard Case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RANDED LAPTOP ACCESSORIES AT BEST PRIC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mo1.jpeg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GAMES AT BEST PRIC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mo2.jpeg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GAMES AT BEST PRIC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mo3.jpeg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GAMES AT BEST PRIC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mo4.jpeg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GAMES AT BEST PRIC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mo5.jpeg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GAMES AT BEST PRIC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mo6.jpeg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GAMES AT BEST PRIC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mo7.jpeg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GAMES AT BEST PRIC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mo8.jpeg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GAMES AT BEST PRIC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mo9.jpeg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GAMES AT BEST PRIC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ra1.jpeg</text:p>
          </table:table-cell>
          <table:table-cell office:value-type="string" calcext:value-type="string">
            <text:p>Micromax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REFERIGERATORS AT BEST PRIC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ra2.jpeg</text:p>
          </table:table-cell>
          <table:table-cell office:value-type="string" calcext:value-type="string">
            <text:p>Micromax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REFERIGERATORS AT BEST PRIC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ra3.jpeg</text:p>
          </table:table-cell>
          <table:table-cell office:value-type="string" calcext:value-type="string">
            <text:p>Micromax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REFERIGERATORS AT BEST PRIC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ra4.jpeg</text:p>
          </table:table-cell>
          <table:table-cell office:value-type="string" calcext:value-type="string">
            <text:p>Micromax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REFERIGERATORS AT BEST PRIC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ra5.jpeg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REFERIGERATORS AT BEST PRIC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ra6.jpeg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REFERIGERATORS AT BEST PRIC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ra7.jpeg</text:p>
          </table:table-cell>
          <table:table-cell office:value-type="string" calcext:value-type="string">
            <text:p>Micromax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REFERIGERATORS AT BEST PRIC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ra8.jpeg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REFERIGERATORS AT BEST PRIC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ra9.jpe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REFERIGERATORS AT BEST PRIC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nt1.jpeg</text:p>
          </table:table-cell>
          <table:table-cell office:value-type="string" calcext:value-type="string">
            <text:p>Whey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NUTRITION ITMES AT BEST PRIC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nt2.jpeg</text:p>
          </table:table-cell>
          <table:table-cell office:value-type="string" calcext:value-type="string">
            <text:p>Whey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NUTRITION ITMES AT BEST PRIC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nt3.jpeg</text:p>
          </table:table-cell>
          <table:table-cell office:value-type="string" calcext:value-type="string">
            <text:p>Herbalife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NUTRITION ITMES AT BEST PRIC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nt4.jpeg</text:p>
          </table:table-cell>
          <table:table-cell office:value-type="string" calcext:value-type="string">
            <text:p>Herbalife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NUTRITION ITMES AT BEST PRIC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nt5.jpeg</text:p>
          </table:table-cell>
          <table:table-cell office:value-type="string" calcext:value-type="string">
            <text:p>Whey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NUTRITION ITMES AT BEST PRIC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nt6.jpeg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NUTRITION ITMES AT BEST PRIC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nt7.jpeg</text:p>
          </table:table-cell>
          <table:table-cell office:value-type="string" calcext:value-type="string">
            <text:p>Whey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NUTRITION ITMES AT BEST PRIC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nt8.jpeg</text:p>
          </table:table-cell>
          <table:table-cell office:value-type="string" calcext:value-type="string">
            <text:p>Whey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NUTRITION ITMES AT BEST PRIC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nt9.jpeg</text:p>
          </table:table-cell>
          <table:table-cell office:value-type="string" calcext:value-type="string">
            <text:p>BCAA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NUTRITION ITMES AT BEST PRIC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ac1.jpeg</text:p>
          </table:table-cell>
          <table:table-cell office:value-type="string" calcext:value-type="string">
            <text:p>Volta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AIRCONDITIONS AT BEST PRIC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ac2.jpeg</text:p>
          </table:table-cell>
          <table:table-cell office:value-type="string" calcext:value-type="string">
            <text:p>Onida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AIRCONDITIONS AT BEST PRIC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ac3.jpeg</text:p>
          </table:table-cell>
          <table:table-cell office:value-type="string" calcext:value-type="string">
            <text:p>Godrej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AIRCONDITIONS AT BEST PRIC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ac4.jpeg</text:p>
          </table:table-cell>
          <table:table-cell office:value-type="string" calcext:value-type="string">
            <text:p>Godrej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AIRCONDITIONS AT BEST PRIC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ac5.jpeg</text:p>
          </table:table-cell>
          <table:table-cell office:value-type="string" calcext:value-type="string">
            <text:p>Intex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AIRCONDITIONS AT BEST PRIC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ac6.jpeg</text:p>
          </table:table-cell>
          <table:table-cell office:value-type="string" calcext:value-type="string">
            <text:p>Sansui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AIRCONDITIONS AT BEST PRIC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ac7.jpeg</text:p>
          </table:table-cell>
          <table:table-cell office:value-type="string" calcext:value-type="string">
            <text:p>BlueStar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AIRCONDITIONS AT BEST PRIC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ac8.jpeg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AIRCONDITIONS AT BEST PRIC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ac9.jpeg</text:p>
          </table:table-cell>
          <table:table-cell office:value-type="string" calcext:value-type="string">
            <text:p>Sansui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AIRCONDITIONS AT BEST PRIC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sm1.jpeg</text:p>
          </table:table-cell>
          <table:table-cell office:value-type="string" calcext:value-type="string">
            <text:p>Influx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SMART WATCH AT BEST PRIC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sm2.jpeg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SMART WATCH AT BEST PRIC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sm3.jpeg</text:p>
          </table:table-cell>
          <table:table-cell table:style-name="ce1" office:value-type="string" calcext:value-type="string">
            <text:p>Influx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SMART WATCH AT BEST PRIC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sm4.jpeg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SMART WATCH AT BEST PRIC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sm5.jpeg</text:p>
          </table:table-cell>
          <table:table-cell table:style-name="ce1" office:value-type="string" calcext:value-type="string">
            <text:p>Influx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SMART WATCH AT BEST PRIC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sm6.jpeg</text:p>
          </table:table-cell>
          <table:table-cell table:style-name="ce1" office:value-type="string" calcext:value-type="string">
            <text:p>Apple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SMART WATCH AT BEST PRIC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sm7.jpeg</text:p>
          </table:table-cell>
          <table:table-cell table:style-name="ce1" office:value-type="string" calcext:value-type="string">
            <text:p>Influx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SMART WATCH AT BEST PRIC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sm8.jpeg</text:p>
          </table:table-cell>
          <table:table-cell table:style-name="ce1" office:value-type="string" calcext:value-type="string">
            <text:p>Influx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SMART WATCH AT BEST PRIC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sm9.jpeg</text:p>
          </table:table-cell>
          <table:table-cell table:style-name="ce1" office:value-type="string" calcext:value-type="string">
            <text:p>Influx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SMART WATCH AT BEST PRIC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st1.jpeg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STATIONARY ITMES AT BEST PRIC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st2.jpeg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STATIONARY ITMES AT BEST PRIC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st3.jpeg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STATIONARY ITMES AT BEST PRIC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st4.jpeg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STATIONARY ITMES AT BEST PRIC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st5.jpeg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STATIONARY ITMES AT BEST PRIC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st6.jpeg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STATIONARY ITMES AT BEST PRIC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st7.jpeg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STATIONARY ITMES AT BEST PRIC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st8.jpeg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STATIONARY ITMES AT BEST PRIC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st9.jpeg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STATIONARY ITMES AT BEST PRIC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wo1.jpeg</text:p>
          </table:table-cell>
          <table:table-cell office:value-type="string" calcext:value-type="string">
            <text:p>WomenWear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WOMENWEAR AT BEST PRIC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wo2.jpeg</text:p>
          </table:table-cell>
          <table:table-cell table:style-name="ce1" office:value-type="string" calcext:value-type="string">
            <text:p>WomenWear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WOMENWEAR AT BEST PRIC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wo3.jpeg</text:p>
          </table:table-cell>
          <table:table-cell table:style-name="ce1" office:value-type="string" calcext:value-type="string">
            <text:p>WomenWear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WOMENWEAR AT BEST PRIC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wo4.jpeg</text:p>
          </table:table-cell>
          <table:table-cell table:style-name="ce1" office:value-type="string" calcext:value-type="string">
            <text:p>WomenWear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WOMENWEAR AT BEST PRIC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wo5.jpeg</text:p>
          </table:table-cell>
          <table:table-cell table:style-name="ce1" office:value-type="string" calcext:value-type="string">
            <text:p>WomenWear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WOMENWEAR AT BEST PRIC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wo6.jpeg</text:p>
          </table:table-cell>
          <table:table-cell table:style-name="ce1" office:value-type="string" calcext:value-type="string">
            <text:p>WomenWear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WOMENWEAR AT BEST PRIC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wo7.jpeg</text:p>
          </table:table-cell>
          <table:table-cell table:style-name="ce1" office:value-type="string" calcext:value-type="string">
            <text:p>WomenWear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WOMENWEAR AT BEST PRIC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wo8.jpeg</text:p>
          </table:table-cell>
          <table:table-cell table:style-name="ce1" office:value-type="string" calcext:value-type="string">
            <text:p>WomenWear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WOMENWEAR AT BEST PRIC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wo9.jpeg</text:p>
          </table:table-cell>
          <table:table-cell table:style-name="ce1" office:value-type="string" calcext:value-type="string">
            <text:p>WomenWear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WOMENWEAR AT BEST PRIC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mt1.jpe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MEN TOP WEARS AT BEST PRIC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mt2.jpe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MEN TOP WEARS AT BEST PRIC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mt3.jpe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MEN TOP WEARS AT BEST PRIC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mt4.jpe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MEN TOP WEARS AT BEST PRIC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mt5.jpe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MEN TOP WEARS AT BEST PRIC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mt6.jpeg</text:p>
          </table:table-cell>
          <table:table-cell office:value-type="string" calcext:value-type="string">
            <text:p>Wear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MEN TOP WEARS AT BEST PRIC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mt7.jpe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MEN TOP WEARS AT BEST PRIC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mt8.jpe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MEN TOP WEARS AT BEST PRIC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mt9.jpe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MEN TOP WEARS AT BEST PRIC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vc1.jpeg</text:p>
          </table:table-cell>
          <table:table-cell office:value-type="string" calcext:value-type="string">
            <text:p>Euraka Frobe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VACCUM CLEANER AT BEST PRIC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vc2.jpeg</text:p>
          </table:table-cell>
          <table:table-cell office:value-type="string" calcext:value-type="string">
            <text:p>Euraka Frobes</text:p>
          </table:table-cell>
          <table:table-cell table:style-name="ce1" office:value-type="string" calcext:value-type="string">
            <text:p>$20</text:p>
          </table:table-cell>
          <table:table-cell office:value-type="string" calcext:value-type="string">
            <text:p>BEST VACCUM CLEANER AT BEST PRIC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vc3.jpeg</text:p>
          </table:table-cell>
          <table:table-cell office:value-type="string" calcext:value-type="string">
            <text:p>Euraka Frobe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VACCUM CLEANER AT BEST PRIC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vc4.jpeg</text:p>
          </table:table-cell>
          <table:table-cell office:value-type="string" calcext:value-type="string">
            <text:p>Euraka Frobe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VACCUM CLEANER AT BEST PRIC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vc5.jpeg</text:p>
          </table:table-cell>
          <table:table-cell office:value-type="string" calcext:value-type="string">
            <text:p>Euraka Frobe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VACCUM CLEANER AT BEST PRIC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vc6.jpeg</text:p>
          </table:table-cell>
          <table:table-cell office:value-type="string" calcext:value-type="string">
            <text:p>Euraka Frobe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VACCUM CLEANER AT BEST PRIC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vc7.jpeg</text:p>
          </table:table-cell>
          <table:table-cell office:value-type="string" calcext:value-type="string">
            <text:p>Euraka Frobe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VACCUM CLEANER AT BEST PRIC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vc8.jpeg</text:p>
          </table:table-cell>
          <table:table-cell office:value-type="string" calcext:value-type="string">
            <text:p>Euraka Frobes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VACCUM CLEANER AT BEST PRIC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vc9.jpeg</text:p>
          </table:table-cell>
          <table:table-cell office:value-type="string" calcext:value-type="string">
            <text:p>Euraka Frobes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VACCUM CLEANER AT BEST PRI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s\tv1.jpeg</text:p>
          </table:table-cell>
          <table:table-cell office:value-type="string" calcext:value-type="string">
            <text:p>Micromax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TELEVISSIONS AT BEST PRI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\tv2.jpeg</text:p>
          </table:table-cell>
          <table:table-cell office:value-type="string" calcext:value-type="string">
            <text:p>Micromax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TELEVISSIONS AT BEST PRI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s\tv3.jpeg</text:p>
          </table:table-cell>
          <table:table-cell office:value-type="string" calcext:value-type="string">
            <text:p>Micromax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TELEVISSIONS AT BEST PRI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s\tv4.jpeg</text:p>
          </table:table-cell>
          <table:table-cell office:value-type="string" calcext:value-type="string">
            <text:p>Micromax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TELEVISSIONS AT BEST PRI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\tv5.jpeg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TELEVISSIONS AT BEST PRI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s\tv6.jpeg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TELEVISSIONS AT BEST PRI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s\tv7.jpeg</text:p>
          </table:table-cell>
          <table:table-cell office:value-type="string" calcext:value-type="string">
            <text:p>Micromax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TELEVISSIONS AT BEST PRI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ages\tv8.jpeg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BEST TELEVISSIONS AT BEST PRI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ages\tv9.jpe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BEST TELEVISSIONS AT BEST PR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06:39:57.071340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00:54:00.474804041</meta:creation-date>
    <dc:date>2018-02-12T06:40:25.775271905</dc:date>
    <meta:editing-duration>PT14M25S</meta:editing-duration>
    <meta:editing-cycles>5</meta:editing-cycles>
    <meta:generator>LibreOffice/5.1.6.2$Linux_X86_64 LibreOffice_project/10m0$Build-2</meta:generator>
    <meta:document-statistic meta:table-count="1" meta:cell-count="1728" meta:object-count="0"/>
  </office:meta>
</office:document-meta>
</file>